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C8Xk~1h@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Y.?y8sE7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W9x^p8|R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h8Un[7-P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c!#ZqU98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q6|^i3PR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4^%ohV1I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4=r?8ZuY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(Aq7B+k1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z5S^J7}m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uk9@I+5H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x1T_z)7U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Z.Tme12&amp;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YsL+f3(4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QAts42[{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VP7v{6~c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_[8bj3DF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1*UV9n(u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7Ry[zS.3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Y6Z?+b3w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.zM6a5|Y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JtaV-)36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R7j#!eH6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8j!7NXg_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f[9G4gL#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NM2h4z_.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43w*ZP!r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3-Nm[5Qq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kAT7@+c6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_dt93?CV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qZ7g2.J(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W#3I(fl1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y7+HQ6j%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4p(YI@6e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(=5mKj7S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Y2l=m^3H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9=hRY3g[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(no#VD38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(xjE8O6{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%7w^YA2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